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fill-color="#ffffff" fo:min-height="3.256cm"/>
    </style:style>
    <style:style style:name="pr5" style:family="presentation" style:parent-style-name="Blue-outline1">
      <style:graphic-properties draw:fill-color="#ffffff"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outline1">
      <style:graphic-properties draw:fill-color="#ffffff" draw:auto-grow-height="true" fo:min-height="11.774cm"/>
    </style:style>
    <style:style style:name="pr8" style:family="presentation" style:parent-style-name="Blue-outline1">
      <style:graphic-properties draw:fill-color="#ffffff" fo:min-height="11.523cm"/>
    </style:style>
    <style:style style:name="pr9" style:family="presentation" style:parent-style-name="Blue-outline1">
      <style:graphic-properties draw:stroke="none" draw:fill="none" fo:min-height="1.26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text:enable-numbering="false" fo:text-indent="-0.9cm"/>
    </style:style>
    <style:style style:name="P6" style:family="paragraph">
      <style:paragraph-properties fo:margin-left="1.2cm" fo:margin-right="0cm" text:enable-numbering="false" fo:text-indent="-0.9cm"/>
      <style:text-properties fo:font-size="14pt"/>
    </style:style>
    <style:style style:name="P7" style:family="paragraph">
      <style:paragraph-properties fo:margin-left="1.2cm" fo:margin-right="0cm" fo:text-indent="-0.9cm"/>
      <style:text-properties fo:font-size="14pt"/>
    </style:style>
    <style:style style:name="P8" style:family="paragraph">
      <style:paragraph-properties fo:margin-left="1.2cm" fo:margin-right="0cm" text:enable-numbering="false" fo:text-indent="-0.9cm"/>
      <style:text-properties fo:color="#ff0000" fo:font-size="18pt"/>
    </style:style>
    <style:style style:name="P9" style:family="paragraph">
      <style:paragraph-properties fo:margin-left="1.2cm" fo:margin-right="0cm" text:enable-numbering="false" fo:text-indent="-0.9cm"/>
      <style:text-properties fo:color="#ff0000" fo:font-size="18pt" fo:font-weight="normal"/>
    </style:style>
    <style:style style:name="T1" style:family="text">
      <style:text-properties fo:color="#ff0000"/>
    </style:style>
    <style:style style:name="T2" style:family="text">
      <style:text-properties fo:font-size="14pt"/>
    </style:style>
    <style:style style:name="T3" style:family="text">
      <style:text-properties fo:color="#ff0000" fo:font-size="18pt"/>
    </style:style>
    <style:style style:name="T4" style:family="text">
      <style:text-properties fo:color="#ff0000" fo:font-size="18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omPiler (<text:span text:style-name="T1">C</text:span>ome <text:span text:style-name="T1">o</text:span>n <text:span text:style-name="T1">m</text:span>r. <text:span text:style-name="T1">Piler</text:span>)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Team-Members</text:p>
              </text:list-item>
            </text:list>
            <text:list text:style-name="L2">
              <text:list-item>
                <text:list>
                  <text:list-item>
                    <text:p text:style-name="P3">Matthias Lackenbuch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Rupert Grat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facts</text:p>
          </draw:text-box>
        </draw:frame>
        <draw:frame presentation:style-name="pr5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language is subset of Java</text:p>
              </text:list-item>
            </text:list>
            <text:list text:style-name="L2">
              <text:list-item>
                <text:p text:style-name="P2">all components written in Java</text:p>
              </text:list-item>
            </text:list>
            <text:list text:style-name="L2">
              <text:list-item>
                <text:p text:style-name="P5"/>
              </text:list-item>
            </text:list>
            <text:list text:style-name="L2">
              <text:list-item>
                <text:p text:style-name="P2">design concepts</text:p>
              </text:list-item>
            </text:list>
            <text:list text:style-name="L2">
              <text:list-item>
                <text:list>
                  <text:list-item>
                    <text:p text:style-name="P3">single-pass compil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recursive descent pars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vm based on DLX-Archite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features</text:p>
          </draw:text-box>
        </draw:frame>
        <draw:frame presentation:style-name="pr5" draw:text-style-name="P2" draw:layer="layout" svg:width="25.199cm" svg:height="15.395cm" svg:x="1.4cm" svg:y="4.814cm" presentation:class="outline" presentation:user-transformed="true">
          <draw:text-box>
            <text:list text:style-name="L2">
              <text:list-item>
                <text:p text:style-name="P2">basic data types (boolean, int, char)</text:p>
              </text:list-item>
            </text:list>
            <text:list text:style-name="L2">
              <text:list-item>
                <text:p text:style-name="P2">extended data type (String, Objects)</text:p>
              </text:list-item>
            </text:list>
            <text:list text:style-name="L2">
              <text:list-item>
                <text:p text:style-name="P2">global hiding (classes)</text:p>
              </text:list-item>
            </text:list>
            <text:list text:style-name="L2">
              <text:list-item>
                <text:p text:style-name="P2">local hiding (methods with return values)</text:p>
              </text:list-item>
            </text:list>
            <text:list text:style-name="L2">
              <text:list-item>
                <text:p text:style-name="P2">conditionals, loops</text:p>
              </text:list-item>
            </text:list>
            <text:list text:style-name="L2">
              <text:list-item>
                <text:p text:style-name="P2">one-dimensional arrays (primitive, extended)</text:p>
              </text:list-item>
            </text:list>
            <text:list text:style-name="L2">
              <text:list-item>
                <text:p text:style-name="P2">Syntax checking (weak and strong errorlevels)</text:p>
              </text:list-item>
            </text:list>
            <text:list text:style-name="L2">
              <text:list-item>
                <text:p text:style-name="P2">type safety</text:p>
              </text:list-item>
            </text:list>
            <text:list text:style-name="L2">
              <text:list-item>
                <text:p text:style-name="P2">basic I/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omponents</text:p>
          </draw:text-box>
        </draw:frame>
        <draw:frame draw:name="Object 1" draw:style-name="gr2" draw:layer="layout" svg:width="25.199cm" svg:height="13.859cm" svg:x="2cm" svg:y="4.641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Input - Output language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Input-Language</text:p>
              </text:list-item>
            </text:list>
            <text:list text:style-name="L2">
              <text:list-item>
                <text:list>
                  <text:list-item>
                    <text:p text:style-name="P3">LL(1) compliant subset of Java</text:p>
                  </text:list-item>
                </text:list>
              </text:list-item>
            </text:list>
            <text:list text:style-name="L2">
              <text:list-item>
                <text:p text:style-name="P2">OutputLanguage</text:p>
              </text:list-item>
            </text:list>
            <text:list text:style-name="L2">
              <text:list-item>
                <text:list>
                  <text:list-item>
                    <text:p text:style-name="P3">Based on DLX Architec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Wirth's opCode-Forma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binary outputfile starting with a magic-wor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dditional io commands: PRNI, PRN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data storage</text:p>
          </draw:text-box>
        </draw:frame>
        <draw:frame draw:name="Object 2" draw:style-name="gr2" draw:layer="layout" svg:width="25.199cm" svg:height="13.859cm" svg:x="5cm" svg:y="5.141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special feature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Code optimization</text:p>
              </text:list-item>
            </text:list>
            <text:list text:style-name="L2">
              <text:list-item>
                <text:list>
                  <text:list-item>
                    <text:p text:style-name="P3">delayed code generation (demo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constant folding (dem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3T3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demo</text:p>
          </draw:text-box>
        </draw:frame>
        <draw:frame presentation:style-name="pr7" draw:text-style-name="P6" draw:layer="layout" svg:width="6.1cm" svg:height="12.161cm" svg:x="7.4cm" svg:y="8cm" presentation:class="outline" presentation:user-transformed="true">
          <draw:text-box>
            <text:list text:style-name="L2">
              <text:list-item>
                <text:p text:style-name="P2"><text:span text:style-name="T2">ADDI 1, 0, 2</text:span></text:p>
              </text:list-item>
            </text:list>
            <text:list text:style-name="L2">
              <text:list-item>
                <text:p text:style-name="P2"><text:span text:style-name="T2">ADDI 2, 0, 3</text:span></text:p>
              </text:list-item>
            </text:list>
            <text:list text:style-name="L2">
              <text:list-item>
                <text:p text:style-name="P2"><text:span text:style-name="T2">ADDI 3, 0, 4</text:span></text:p>
              </text:list-item>
            </text:list>
            <text:list text:style-name="L2">
              <text:list-item>
                <text:p text:style-name="P2"><text:span text:style-name="T2">LDW 4, FP, a</text:span></text:p>
              </text:list-item>
            </text:list>
            <text:list text:style-name="L2">
              <text:list-item>
                <text:p text:style-name="P2"><text:span text:style-name="T2">ADDI 5, 0, 3</text:span></text:p>
              </text:list-item>
            </text:list>
            <text:list text:style-name="L2">
              <text:list-item>
                <text:p text:style-name="P2"><text:span text:style-name="T2">ADDI 6, 0, 3</text:span></text:p>
              </text:list-item>
            </text:list>
            <text:list text:style-name="L2">
              <text:list-item>
                <text:p text:style-name="P2"><text:span text:style-name="T2">LDW 7, 0, b</text:span></text:p>
              </text:list-item>
            </text:list>
            <text:list text:style-name="L2">
              <text:list-item>
                <text:p text:style-name="P2"><text:span text:style-name="T2">MUL 6, 6, 7</text:span></text:p>
              </text:list-item>
            </text:list>
            <text:list text:style-name="L2">
              <text:list-item>
                <text:p text:style-name="P2"><text:span text:style-name="T2">ADDI 7, 0, 4</text:span></text:p>
              </text:list-item>
            </text:list>
            <text:list text:style-name="L2">
              <text:list-item>
                <text:p text:style-name="P2"><text:span text:style-name="T2">LDW 8, FP, c</text:span></text:p>
              </text:list-item>
            </text:list>
            <text:list text:style-name="L2">
              <text:list-item>
                <text:p text:style-name="P2"><text:span text:style-name="T2">ADD 7, 7, 8</text:span></text:p>
              </text:list-item>
            </text:list>
            <text:list text:style-name="L2">
              <text:list-item>
                <text:p text:style-name="P2"><text:span text:style-name="T2">...</text:span></text:p>
              </text:list-item>
            </text:list>
          </draw:text-box>
        </draw:frame>
        <draw:frame presentation:style-name="pr8" draw:text-style-name="P7" draw:layer="layout" svg:width="5.689cm" svg:height="11.523cm" svg:x="14.811cm" svg:y="7.977cm" presentation:class="outline" presentation:user-transformed="true">
          <draw:text-box>
            <text:list text:style-name="L2">
              <text:list-item>
                <text:p text:style-name="P2"><text:span text:style-name="T2">LDW 1, 4086, b</text:span></text:p>
              </text:list-item>
            </text:list>
            <text:list text:style-name="L2">
              <text:list-item>
                <text:p text:style-name="P2"><text:span text:style-name="T2">MULI 1, 6, 3</text:span></text:p>
              </text:list-item>
            </text:list>
            <text:list text:style-name="L2">
              <text:list-item>
                <text:p text:style-name="P2"><text:span text:style-name="T2">LDW 2, 4086, c</text:span></text:p>
              </text:list-item>
            </text:list>
            <text:list text:style-name="L2">
              <text:list-item>
                <text:p text:style-name="P2"><text:span text:style-name="T2">ADDI 2, 7, 4</text:span></text:p>
              </text:list-item>
            </text:list>
            <text:list text:style-name="L2">
              <text:list-item>
                <text:p text:style-name="P2"><text:span text:style-name="T2">...</text:span></text:p>
              </text:list-item>
            </text:list>
          </draw:text-box>
        </draw:frame>
        <draw:frame presentation:style-name="pr9" draw:text-style-name="P5" draw:layer="layout" svg:width="22.4cm" svg:height="1.268cm" svg:x="3cm" svg:y="4.5cm">
          <draw:text-box>
            <text:list text:style-name="L2">
              <text:list-item>
                <text:list>
                  <text:list-item>
                    <text:p text:style-name="P5">4195 = 2 + (3 + 4) * (a + 3 * ((3*b) * (4+c)))</text:p>
                  </text:list-item>
                </text:list>
              </text:list-item>
            </text:list>
          </draw:text-box>
        </draw:frame>
        <draw:frame presentation:style-name="pr9" draw:text-style-name="P8" draw:layer="layout" svg:width="3.4cm" svg:height="1.268cm" svg:x="15.6cm" svg:y="6.5cm">
          <draw:text-box>
            <text:list text:style-name="L2">
              <text:list-item>
                <text:list>
                  <text:list-item>
                    <text:p text:style-name="P5"><text:span text:style-name="T3">delayed cg</text:span></text:p>
                  </text:list-item>
                </text:list>
              </text:list-item>
            </text:list>
          </draw:text-box>
        </draw:frame>
        <draw:frame presentation:style-name="pr9" draw:text-style-name="P9" draw:layer="layout" svg:width="6.5cm" svg:height="1.268cm" svg:x="7cm" svg:y="6.5cm">
          <draw:text-box>
            <text:list text:style-name="L2">
              <text:list-item>
                <text:list>
                  <text:list-item>
                    <text:p text:style-name="P5"><text:span text:style-name="T4">without delayed c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m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tthias Lackenbucher</meta:initial-creator>
    <meta:creation-date>2007-06-25T14:28:59</meta:creation-date>
    <dc:creator>Matthias Lackenbucher</dc:creator>
    <dc:date>2007-06-25T18:17:33</dc:date>
    <dc:language>fi-FI</dc:language>
    <meta:editing-cycles>25</meta:editing-cycles>
    <meta:editing-duration>PT3H23M36S</meta:editing-duration>
    <meta:user-defined meta:name="Info 1"/>
    <meta:user-defined meta:name="Info 2"/>
    <meta:user-defined meta:name="Info 3"/>
    <meta:user-defined meta:name="Info 4"/>
    <meta:document-statistic meta:object-count="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1" draw:layer="layout" svg:width="4.811cm" svg:height="1.603cm" svg:x="8.115cm" svg:y="5.931cm">
          <text:p text:style-name="P1"><text:span text:style-name="T1">Parser</text:span></text:p>
          <text:p text:style-name="P1"><text:span text:style-name="T1">(Gratz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6" draw:layer="layout" svg:width="4.123cm" svg:height="1.374cm" svg:x="16.932cm" svg:y="13.23cm">
          <text:p text:style-name="P1"><text:span text:style-name="T1">VM</text:span></text:p>
          <text:p text:style-name="P1"><text:span text:style-name="T1">(Lackenbuche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4" draw:layer="layout" svg:width="5.04cm" svg:height="1.374cm" svg:x="16.46cm" svg:y="6.16cm">
          <text:p text:style-name="P1"><text:span text:style-name="T1">Code generator</text:span></text:p>
          <text:p text:style-name="P1"><text:span text:style-name="T1">(both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2" draw:layer="layout" svg:width="4.123cm" svg:height="1.375cm" svg:x="12.337cm" svg:y="4cm">
          <text:p text:style-name="P1"><text:span text:style-name="T1">Symboltable</text:span></text:p>
          <text:p text:style-name="P1"><text:span text:style-name="T1">(Gratz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3" draw:layer="layout" svg:width="4.124cm" svg:height="1.374cm" svg:x="8.448cm" svg:y="9.106cm">
          <text:p text:style-name="P1"><text:span text:style-name="T1">Scanner</text:span></text:p>
          <text:p text:style-name="P1"><text:span text:style-name="T1">(Lackenbuche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5" draw:layer="layout" svg:width="2.749cm" svg:height="3.207cm" svg:x="17.638cm" svg:y="8.713cm">
          <text:p text:style-name="P1"><text:span text:style-name="T1">binary</text:span></text:p>
          <text:p text:style-name="P1"><text:span text:style-name="T1">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4" draw:layer="layout" draw:type="line" svg:x1="10.519cm" svg:y1="5.931cm" svg:x2="12.337cm" svg:y2="4.687cm" draw:start-shape="id1" draw:start-glue-point="4" draw:end-shape="id2" draw:end-glue-point="5">
          <text:p/>
        </draw:connector>
        <draw:connector draw:style-name="gr2" draw:text-style-name="P4" draw:layer="layout" draw:type="line" svg:x1="10.519cm" svg:y1="7.534cm" svg:x2="10.509cm" svg:y2="9.106cm" draw:start-shape="id1" draw:start-glue-point="6" draw:end-shape="id3" draw:end-glue-point="4">
          <text:p/>
        </draw:connector>
        <draw:connector draw:style-name="gr2" draw:text-style-name="P4" draw:layer="layout" draw:type="line" svg:x1="18.979cm" svg:y1="6.16cm" svg:x2="16.46cm" svg:y2="4.687cm" draw:start-shape="id4" draw:start-glue-point="4" draw:end-shape="id2">
          <text:p/>
        </draw:connector>
        <draw:connector draw:style-name="gr2" draw:text-style-name="P4" draw:layer="layout" draw:type="line" svg:x1="18.979cm" svg:y1="7.534cm" svg:x2="19.012cm" svg:y2="8.713cm" draw:start-shape="id4" draw:start-glue-point="6" draw:end-shape="id5" draw:end-glue-point="4">
          <text:p/>
        </draw:connector>
        <draw:connector draw:style-name="gr2" draw:text-style-name="P4" draw:layer="layout" draw:type="line" svg:x1="18.992cm" svg:y1="13.23cm" svg:x2="19.012cm" svg:y2="11.728cm" draw:start-shape="id6" draw:start-glue-point="4" draw:end-shape="id5" draw:end-glue-point="6">
          <text:p/>
        </draw:connector>
        <draw:custom-shape draw:style-name="gr1" draw:text-style-name="P3" draw:id="id7" draw:layer="layout" svg:width="2.749cm" svg:height="3.207cm" svg:x="9.116cm" svg:y="12.247cm">
          <text:p text:style-name="P1"><text:span text:style-name="T1">source</text:span></text:p>
          <text:p text:style-name="P1"><text:span text:style-name="T1">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4" draw:layer="layout" draw:type="line" svg:x1="10.509cm" svg:y1="10.48cm" svg:x2="10.49cm" svg:y2="12.247cm" draw:start-shape="id3" draw:start-glue-point="6" draw:end-shape="id7" draw:end-glue-point="4">
          <text:p/>
        </draw:connector>
        <draw:custom-shape draw:style-name="gr1" draw:text-style-name="P3" draw:id="id8" draw:layer="layout" svg:width="2.946cm" svg:height="3.536cm" svg:x="3.5cm" svg:y="4.942cm">
          <text:p text:style-name="P1"><text:span text:style-name="T1">EBNF</text:span></text:p>
          <text:p text:style-name="P1"><text:span text:style-name="T1">(both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4" draw:layer="layout" draw:type="line" svg:x1="8.115cm" svg:y1="6.732cm" svg:x2="6.446cm" svg:y2="6.71cm" draw:start-shape="id1" draw:start-glue-point="5" draw:end-shape="id8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right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1cm" draw:marker-start-width="0.35cm" draw:marker-end-width="0.35cm" draw:fill="solid" draw:fill-color="#c0c0c0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5" style:family="graphic" style:parent-style-name="standard">
      <style:graphic-properties svg:stroke-width="0.1cm" draw:marker-start-width="0.35cm" draw:marker-end-width="0.35cm" draw:fill="solid" draw:fill-color="#c0c0c0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5.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4pt"/>
    </style:style>
    <style:style style:name="P5" style:family="paragraph">
      <style:paragraph-properties fo:text-align="center"/>
      <style:text-properties fo:font-size="14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12pt"/>
    </style:style>
    <style:style style:name="T2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6.5cm" svg:height="2cm" svg:x="3.5cm" svg:y="15cm">
          <text:p text:style-name="P1"><text:span text:style-name="T1">0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6.5cm" svg:height="2cm" svg:x="3.5cm" svg:y="13.5cm">
          <text:p text:style-name="P6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6.5cm" svg:height="2cm" svg:x="3.5cm" svg:y="12cm">
          <text:p text:style-name="P6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6.5cm" svg:height="2cm" svg:x="3.5cm" svg:y="10.5cm">
          <text:p text:style-name="P6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5" draw:layer="layout" svg:width="6.5cm" svg:height="2cm" svg:x="3.5cm" svg:y="9cm">
          <text:p text:style-name="P4"><text:span text:style-name="T2">m</text:span><text:span text:style-name="T2">e</text:span><text:span text:style-name="T2">m</text:span><text:span text:style-name="T2">o</text:span><text:span text:style-name="T2">r</text:span><text:span text:style-name="T2">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6.5cm" svg:height="2cm" svg:x="3.5cm" svg:y="7.5cm">
          <text:p text:style-name="P6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6.5cm" svg:height="2cm" svg:x="3.5cm" svg:y="6cm">
          <text:p text:style-name="P6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draw:layer="layout" svg:width="6.5cm" svg:height="2cm" svg:x="3.5cm" svg:y="4.5cm">
          <text:p text:style-name="P1"><text:span text:style-name="T1">4</text:span><text:span text:style-name="T1">0</text:span><text:span text:style-name="T1">9</text:span><text:span text:style-name="T1">6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3cm" svg:height="3.5cm" svg:x="5cm" svg:y="12.5cm">
          <text:p text:style-name="P1"><text:span text:style-name="T1">h</text:span><text:span text:style-name="T1">e</text:span><text:span text:style-name="T1">a</text:span><text:span text:style-name="T1">p</text:span></text:p>
          <draw:enhanced-geometry svg:viewBox="0 0 21600 21600" draw:text-areas="?f0 ?f7 ?f2 21600" draw:type="up-arrow" draw:modifiers="9112.59640102828 5203.8653782072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3cm" svg:height="3.5cm" svg:x="5cm" svg:y="5.5cm">
          <text:p text:style-name="P1"><text:span text:style-name="T1">s</text:span><text:span text:style-name="T1">t</text:span><text:span text:style-name="T1">a</text:span><text:span text:style-name="T1">c</text:span><text:span text:style-name="T1">k</text:span></text:p>
          <draw:enhanced-geometry svg:viewBox="0 0 21600 21600" draw:text-areas="?f0 0 ?f2 ?f5" draw:type="down-arrow" draw:modifiers="12308.4832904884 5512.021994501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6.5cm" svg:height="2cm" svg:x="11cm" svg:y="9cm">
          <text:p text:style-name="P6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6.5cm" svg:height="2cm" svg:x="11cm" svg:y="7.5cm">
          <text:p text:style-name="P6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5" draw:layer="layout" svg:width="6.5cm" svg:height="2cm" svg:x="11cm" svg:y="6cm">
          <text:p text:style-name="P1"><text:span text:style-name="T2">i</text:span><text:span text:style-name="T2">n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6.5cm" svg:height="2cm" svg:x="11cm" svg:y="4.5cm">
          <text:p text:style-name="P6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" draw:text-style-name="P6" draw:layer="layout" svg:width="10cm" svg:height="5.5cm" svg:x="11cm" svg:y="11.5cm">
          <draw:text-box>
            <text:p text:style-name="P6">0 register</text:p>
            <text:p text:style-name="P6">FP register</text:p>
            <text:p text:style-name="P6">SP register</text:p>
            <text:p text:style-name="P6">LNK register</text:p>
            <text:p text:style-name="P6">28 general purpose registers</text:p>
            <text:p text:style-name="P6">PC</text:p>
            <text:p text:style-name="P6">IR (instruction register)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